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4">
            <text:p>14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3">
            <text:p>13</text:p>
          </table:table-cell>
          <table:table-cell table:style-name="ce17" office:value-type="string">
            <text:p>2023-06-19_15-09-36_000.jpg</text:p>
          </table:table-cell>
          <table:table-cell table:style-name="ce26" office:value-type="string">
            <text:p>:m #*# RES / free# S87DP9 記事読み / id~browser~media~machine=XFSI~yan~ya-kyodo~DT / theme=保険証廃止；世論調査,content=共産党、立憲民主、以外の、被調査者の、反対の割合。算出,w=~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#*# RES / free# S87DP9 記事読み / id~browser~media~machine=XFSI~yan~ya-kyodo~DT / theme=保険証廃止；世論調査,content=共産党、立憲民主、以外の、被調査者の、反対の割合。算出,w=~ / genre=~ / other=~">
            <text:p>:m #*# RES / free# S87DP9 記事読み / id~browser~media~machine=XFSI~yan~ya-kyodo~DT / theme=保険証廃止；世論調査,content=共産党、立憲民主、以外の、被調査者の、反対の割合。算出,w=~ / genre=~ / other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3-06-19_10-14-01_000.jpg</text:p>
          </table:table-cell>
          <table:table-cell table:style-name="ce26" office:value-type="string">
            <text:p>:m #*# RES / JVEMV6 64#299_jesus_kotoba_arai / 『イエス・キリストの言葉』 著者=荒井献,校注=~ / p.19 / w=八至福の教え；サンヘドリン；,topic=~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#*# RES / JVEMV6 64#299_jesus_kotoba_arai / 『イエス・キリストの言葉』 著者=荒井献,校注=~ / p.19 / w=八至福の教え；サンヘドリン；,topic=~,publisher=~,other=~">
            <text:p>:m #*# RES / JVEMV6 64#299_jesus_kotoba_arai / 『イエス・キリストの言葉』 著者=荒井献,校注=~ / p.19 / w=八至福の教え；サンヘドリン；,topic=~,publisher=~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8" office:value-type="string">
            <text:p>2023-06-19_09-04-20_000.jpg</text:p>
          </table:table-cell>
          <table:table-cell table:style-name="ce26" office:value-type="string">
            <text:p>:m #*# RES / JVEMV6 64#67_17_yooka / 『論語 陽貨』 著者=~,校注=~ / p.391 / w=,topic=道徳、功名、富貴,publisher=明治書院,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#*# RES / JVEMV6 64#67_17_yooka / 『論語 陽貨』 著者=~,校注=~ / p.391 / w=,topic=道徳、功名、富貴,publisher=明治書院,other=">
            <text:p>:m #*# RES / JVEMV6 64#67_17_yooka / 『論語 陽貨』 著者=~,校注=~ / p.391 / w=,topic=道徳、功名、富貴,publisher=明治書院,other=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17" office:value-type="string">
            <text:p>2023-06-19_16-07-58_000.jpg</text:p>
          </table:table-cell>
          <table:table-cell table:style-name="ce26" office:value-type="string">
            <text:p>:m 1*1 RES / JVEMV6 64#268_hattatsu_sakakihara / 『脳科学と発達障害』 著者=榊原洋一,校注=~ / p.129 / w=紡錘状回；顔認知；,topic=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1*1 RES / JVEMV6 64#268_hattatsu_sakakihara / 『脳科学と発達障害』 著者=榊原洋一,校注=~ / p.129 / w=紡錘状回；顔認知；,topic=,publisher=~,other=">
            <text:p>:m 1*1 RES / JVEMV6 64#268_hattatsu_sakakihara / 『脳科学と発達障害』 著者=榊原洋一,校注=~ / p.129 / w=紡錘状回；顔認知；,topic=,publisher=~,other=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8" office:value-type="string">
            <text:p>2023-06-18_20-57-22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7" office:value-type="string">
            <text:p>2023-06-19_14-06-26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6-18_18-42-33_000.mp4</text:p>
          </table:table-cell>
          <table:table-cell table:style-name="ce26" office:value-type="string">
            <text:p>:VIDEO / @自室 / 記録 / jap.flute / 演奏、play / R=1 / genre=melody,for=h-1,file-piece-id=2023-06-18_18-42-33_000.mp4,memo=~,session=hour-~,recording-id=~,other=~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VIDEO / @自室 / 記録 / jap.flute / 演奏、play / R=1 / genre=melody,for=h-1,file-piece-id=2023-06-18_18-42-33_000.mp4,memo=~,session=hour-~,recording-id=~,other=~ / follow+">
            <text:p>:VIDEO / @自室 / 記録 / jap.flute / 演奏、play / R=1 / genre=melody,for=h-1,file-piece-id=2023-06-18_18-42-33_000.mp4,memo=~,session=hour-~,recording-id=~,other=~ / follow+</text:p>
          </table:table-cell>
          <table:table-cell table:style-name="ce10" table:formula="of:=RIGHT([.B8];[.K8])" office:value-type="string" office:string-value="mp4">
            <text:p>mp4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7" office:value-type="string">
            <text:p>2023-06-18_18-45-09_000.mp4</text:p>
          </table:table-cell>
          <table:table-cell table:style-name="ce26" office:value-type="string">
            <text:p>:VIDEO / @自室 / 記録 / jap.flute / 演奏、play / R=2 / genre=melody,for=h-1,file-piece-id=2023-06-18_18-42-33_000.mp4,memo=~,session=hour-~,recording-id=~,other=~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VIDEO / @自室 / 記録 / jap.flute / 演奏、play / R=2 / genre=melody,for=h-1,file-piece-id=2023-06-18_18-42-33_000.mp4,memo=~,session=hour-~,recording-id=~,other=~ / follow+">
            <text:p>:VIDEO / @自室 / 記録 / jap.flute / 演奏、play / R=2 / genre=melody,for=h-1,file-piece-id=2023-06-18_18-42-33_000.mp4,memo=~,session=hour-~,recording-id=~,other=~ / follow+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3-06-18_18-54-46_000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 office:value-type="string">
            <text:p>2023-06-18_20-57-15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7" office:value-type="float" office:value="6">
            <text:p>6</text:p>
          </table:table-cell>
          <table:table-cell table:style-name="ce18" office:value-type="string">
            <text:p>2023-06-19_00-05-51_000.jpg</text:p>
          </table:table-cell>
          <table:table-cell table:style-name="ce26" office:value-type="string">
            <text:p>:PHOTO 記録 / location=自室 / topic=ゴムひもによる、歯ブラシコップに取り付けている、歯ブラシホルダー。 / for=~ / occasion=交換：ゴムが、引っ張ると、紐の表面が、ギザギザになる。亀裂が、細かいもの、多数。劣化。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 / location=自室 / topic=ゴムひもによる、歯ブラシコップに取り付けている、歯ブラシホルダー。 / for=~ / occasion=交換：ゴムが、引っ張ると、紐の表面が、ギザギザになる。亀裂が、細かいもの、多数。劣化。,other=~">
            <text:p>:PHOTO 記録 / location=自室 / topic=ゴムひもによる、歯ブラシコップに取り付けている、歯ブラシホルダー。 / for=~ / occasion=交換：ゴムが、引っ張ると、紐の表面が、ギザギザになる。亀裂が、細かいもの、多数。劣化。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3-06-19_02-19-45_000.jpg</text:p>
          </table:table-cell>
          <table:table-cell table:style-name="ce26" office:value-type="string">
            <text:p>:m :PHOTO 寝た時刻 / 2023 / オナニー、未了、duration=35m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:PHOTO 寝た時刻 / 2023 / オナニー、未了、duration=35m時間ぐらい,other=~">
            <text:p>:m :PHOTO 寝た時刻 / 2023 / オナニー、未了、duration=35m時間ぐらい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 office:value-type="string">
            <text:p>2023-06-19_07-45-09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:PHOTO 起きた時刻 / 2023">
            <text:p>:m :PHOTO 起きた時刻 / 2023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6-19_07-51-0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7]=&quot;&quot;;[.C19];CONCATENATE([.C19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9">2023/06/19</text:date>, <text:time>19:21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19T19:21:50.03</dc:date>
    <dc:creator>岩淵 謙</dc:creator>
    <meta:editing-duration>P57DT7H2M25S</meta:editing-duration>
    <meta:editing-cycles>18853</meta:editing-cycles>
    <meta:document-statistic meta:table-count="2" meta:cell-count="923" meta:object-count="0"/>
    <meta:user-defined meta:name="qrichtext">1</meta:user-defined>
  </office:meta>
</office:document-meta>
</file>